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anonymous-planet-is-leaving-twitter"/>Anonymous Planet is leaving Twitter<text:bookmark-end text:name="anonymous-planet-is-leaving-twitter"/></text:h>
      <text:p text:style-name="First_20_paragraph">Anonymous Planet is moving to Mastodon. This is largely due to Twitter being currently owned by Elon Musk, the $8 fees, and recent security issues that have come to light.</text:p>
      <text:list text:style-name="L1">
        <text:list-item>
          <text:p text:style-name="P1"><text:a xlink:type="simple" xlink:href="https://heimdalsecurity.com/blog/twitter-8-fee-exploited-by-cybercriminals/" office:name=""><text:span text:style-name="Definition">Twitter $8 Fee Exploited by Cybercriminals</text:span></text:a></text:p>
        </text:list-item>
      </text:list>
      <text:p text:style-name="First_20_paragraph">Our mastodon can be found at <text:a xlink:type="simple" xlink:href="https://mastodon.social/@anonymousplanet" office:name=""><text:span text:style-name="Definition">@anonymousplanet@mastodon.social</text:span></text:a></text:p>
      <text:p text:style-name="Text_20_body">Still prefer Twitter?</text:p>
      <text:section text:name="spoiler">
        <text:p text:style-name="Text_20_body">For people who still prefer Twitter, our Twitter profile is @AnonyPl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5:50:33Z</meta:creation-date>
    <dc:date>2023-08-09T15:50:33Z</dc:date>
  </office:meta>
</office:document-meta>
</file>